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aecf00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302cm" svg:height="1.527cm" svg:x="1.254cm" svg:y="4.172cm">
          <text:p text:style-name="P1"><text:span text:style-name="T1">WebApp</text:span></text:p>
          <text:p text:style-name="P1"><text:span text:style-name="T1"/></text:p>
          <text:p text:style-name="P1"><text:span text:style-name="T2">/Import.html</text:span></text:p>
        </draw:rect>
        <draw:rect draw:style-name="gr2" draw:text-style-name="P2" draw:layer="layout" svg:width="4.318cm" svg:height="2.413cm" svg:x="5.191cm" svg:y="6.588cm">
          <text:p text:style-name="P1"><text:span text:style-name="T1">Train Map</text:span></text:p>
          <text:p text:style-name="P1"><text:span text:style-name="T1"/></text:p>
          <text:p text:style-name="P1"><text:span text:style-name="T2">lines.csv</text:span></text:p>
          <text:p text:style-name="P1"><text:span text:style-name="T2">routes.csv</text:span></text:p>
          <text:p text:style-name="P1"><text:span text:style-name="T2">stations.csv</text:span></text:p>
        </draw:rect>
        <draw:rect draw:style-name="gr3" draw:text-style-name="P2" draw:layer="layout" svg:width="5.715cm" svg:height="2.413cm" svg:x="10.144cm" svg:y="6.588cm">
          <text:p text:style-name="P1"><text:span text:style-name="T1">Graph DB</text:span></text:p>
        </draw:rect>
        <draw:custom-shape draw:style-name="gr4" draw:text-style-name="P1" draw:layer="layout" svg:width="0.762cm" svg:height="0.889cm" svg:x="6.942cm" svg:y="5.699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xml:id="id1" draw:id="id1" draw:layer="layout" svg:width="4.948cm" svg:height="0.89cm" svg:x="4.837cm" svg:y="1.38cm">
          <text:p text:style-name="P1"><text:span text:style-name="T3">Web Request</text:span></text:p>
          <draw:enhanced-geometry svg:viewBox="0 0 21600 21600" draw:path-stretchpoint-x="10800" draw:path-stretchpoint-y="10800" draw:text-areas="?f3 ?f4 ?f5 ?f6" draw:type="round-rectangle" draw:modifiers="7047.45762711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3" draw:id="id3" draw:layer="layout" svg:width="4.313cm" svg:height="1.524cm" svg:x="5.196cm" svg:y="4.175cm">
          <text:p text:style-name="P1"><text:span text:style-name="T1">FileUpload Method</text:span></text:p>
          <text:p text:style-name="P1"><text:span text:style-name="T1"/></text:p>
          <text:p text:style-name="P1"><text:span text:style-name="T2">/api/files/upload</text:span></text:p>
        </draw:rect>
        <draw:custom-shape draw:style-name="gr4" draw:text-style-name="P1" draw:layer="layout" svg:width="0.635cm" svg:height="0.762cm" svg:x="4.556cm" svg:y="4.556cm">
          <text:p/>
          <draw:enhanced-geometry svg:viewBox="0 0 21600 21600" draw:text-areas="0 ?f0 ?f5 ?f2" draw:type="right-arrow" draw:modifiers="9271.69811320755 6850.851900393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line" svg:x1="7.311cm" svg:y1="2.27cm" svg:x2="2.905cm" svg:y2="4.172cm" draw:start-shape="id1" draw:start-glue-point="2" draw:end-shape="id2" draw:end-glue-point="0" svg:d="m7311 2270-4406 1902">
          <text:p/>
        </draw:connector>
        <draw:connector draw:style-name="gr6" draw:text-style-name="P1" draw:layer="layout" draw:type="line" svg:x1="7.311cm" svg:y1="2.27cm" svg:x2="7.352cm" svg:y2="4.175cm" draw:start-shape="id1" draw:start-glue-point="2" draw:end-shape="id3" draw:end-glue-point="0" svg:d="m7311 2270 41 1905">
          <text:p/>
        </draw:connector>
        <draw:rect draw:style-name="gr1" draw:text-style-name="P2" xml:id="id4" draw:id="id4" draw:layer="layout" svg:width="5.715cm" svg:height="1.524cm" svg:x="10.144cm" svg:y="4.175cm">
          <text:p text:style-name="P1"><text:span text:style-name="T1">REST Web Service</text:span></text:p>
        </draw:rect>
        <draw:connector draw:style-name="gr6" draw:text-style-name="P1" draw:layer="layout" draw:type="line" svg:x1="7.311cm" svg:y1="2.27cm" svg:x2="13.001cm" svg:y2="4.175cm" draw:start-shape="id1" draw:start-glue-point="2" draw:end-shape="id4" draw:end-glue-point="0" svg:d="m7311 2270 5690 1905">
          <text:p/>
        </draw:connector>
        <draw:custom-shape draw:style-name="gr4" draw:text-style-name="P1" draw:layer="layout" svg:width="0.635cm" svg:height="0.762cm" svg:x="9.509cm" svg:y="7.35cm">
          <text:p/>
          <draw:enhanced-geometry svg:viewBox="0 0 21600 21600" draw:text-areas="0 ?f0 ?f5 ?f2" draw:type="right-arrow" draw:modifiers="9271.69811320755 6850.851900393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12.638cm" svg:y="5.699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88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menso</meta:initial-creator>
    <meta:creation-date>2014-04-18T15:53:08</meta:creation-date>
    <dc:date>2014-04-20T19:56:07</dc:date>
    <dc:creator>David Momenso</dc:creator>
    <meta:editing-duration>PT40M27S</meta:editing-duration>
    <meta:editing-cycles>11</meta:editing-cycles>
    <meta:generator>OpenOffice/4.0.1$Unix OpenOffice.org_project/401m5$Build-9714</meta:generator>
    <meta:document-statistic meta:object-count="13"/>
  </office:meta>
</office:document-meta>
</file>